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ater (Ounce)</text:p>
          </table:table-cell>
          <table:table-cell office:value-type="string" calcext:value-type="string">
            <text:p>cap readout</text:p>
          </table:table-cell>
          <table:table-cell office:value-type="string" calcext:value-type="string">
            <text:p>percent volume water/soil</text:p>
          </table:table-cell>
          <table:table-cell office:value-type="string" calcext:value-type="string">
            <text:p>Concer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A2]/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table:formula="of:=([.A3]/16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table:formula="of:=([.A4]/16)*1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  <table:table-cell table:formula="of:=([.A5]/16)*100" office:value-type="float" office:value="18.75" calcext:value-type="float">
            <text:p>18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00" calcext:value-type="float">
            <text:p>7100</text:p>
          </table:table-cell>
          <table:table-cell table:formula="of:=([.A6]/16)*1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00" calcext:value-type="float">
            <text:p>14100</text:p>
          </table:table-cell>
          <table:table-cell table:formula="of:=([.A7]/16)*100"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00" calcext:value-type="float">
            <text:p>27000</text:p>
          </table:table-cell>
          <table:table-cell table:formula="of:=([.A8]/16)*100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1000??</text:p>
          </table:table-cell>
          <table:table-cell table:formula="of:=([.A9]/16)*100" office:value-type="float" office:value="43.75" calcext:value-type="float">
            <text:p>43.75</text:p>
          </table:table-cell>
          <table:table-cell office:value-type="string" calcext:value-type="string">
            <text:p>possibly unreliab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.A10]/16)*1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.A11]/16)*100"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A12]/16)*100" office:value-type="float" office:value="62.5" calcext:value-type="float">
            <text:p>62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8:44:14.322226654</meta:creation-date>
    <dc:date>2015-03-24T19:20:35.017281885</dc:date>
    <meta:editing-duration>PT6M</meta:editing-duration>
    <meta:editing-cycles>1</meta:editing-cycles>
    <meta:document-statistic meta:table-count="1" meta:cell-count="35" meta:object-count="0"/>
    <meta:generator>LibreOffice/4.2.7.2$Linux_X86_64 LibreOffice_project/420m0$Build-2</meta:generator>
  </office:meta>
</office:document-meta>
</file>